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df6d" officeooo:paragraph-rsid="000adf6d"/>
    </style:style>
    <style:style style:name="P2" style:family="paragraph" style:parent-style-name="Standard">
      <style:text-properties fo:font-size="16pt" officeooo:rsid="000adf6d" officeooo:paragraph-rsid="000adf6d" style:font-size-asian="14pt" style:font-size-complex="16pt"/>
    </style:style>
    <style:style style:name="T1" style:family="text">
      <style:text-properties officeooo:rsid="000e6f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The Perfect American Recitation of the Century<text:line-break/></text:span>Chapter <text:span text:style-name="T1">24</text:span>: The Light</text:p>
      <text:p text:style-name="P1"/>
      <text:p text:style-name="P1"/>
      <text:p text:style-name="P1">Sign 31</text:p>
      <text:p text:style-name="P1"/>
      <text:p text:style-name="P2">And say to the believing women that they should lower of their gaze; And that they should preserve their modesty; And not to reveal their decorations disrespectfully, except what is the back of it; and let them draw their veils over their chests; And not to reveal their decorations disrespectfully, except to their husbands, or their sons, or sons of their husbands, or their brothers, or sons of their brothers, or sons of their sisters, or their women, or what their right hands possess, or those that follow after who do not possess the Will amongst the men, or children who are not yet aware of the Private Aspects of women; And let them not stomp with their feet to make known what they hide of their decorations disrespectfully; And repent to God all together, all of you, O Believers; Perhaps you will Succe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3T17:47:38.688000000</meta:creation-date>
    <dc:date>2025-04-03T20:16:35.428000000</dc:date>
    <meta:editing-duration>PT2H28M56S</meta:editing-duration>
    <meta:editing-cycles>2</meta:editing-cycles>
    <meta:generator>LibreOffice/7.6.4.1$Windows_X86_64 LibreOffice_project/e19e193f88cd6c0525a17fb7a176ed8e6a3e2aa1</meta:generator>
    <meta:print-date>2025-04-03T20:16:56.546000000</meta:print-date>
    <meta:printed-by>PDF files</meta:printed-by>
    <meta:document-statistic meta:table-count="0" meta:image-count="0" meta:object-count="0" meta:page-count="1" meta:paragraph-count="3" meta:word-count="157" meta:character-count="893" meta:non-whitespace-character-count="739"/>
  </office:meta>
</office:document-meta>
</file>